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89b1" officeooo:paragraph-rsid="001289b1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289b1" officeooo:paragraph-rsid="001289b1"/>
    </style:style>
    <style:style style:name="P3" style:family="paragraph" style:parent-style-name="Standard">
      <style:paragraph-properties fo:text-align="center" style:justify-single-word="false"/>
      <style:text-properties fo:font-size="16pt" officeooo:rsid="001289b1" officeooo:paragraph-rsid="001289b1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ezifikationen Software-Hardware-Schnittstelle</text:p>
      <text:p text:style-name="P1"/>
      <text:p text:style-name="P1"/>
      <text:list xml:id="list8778334852210556191" text:style-name="L1">
        <text:list-item>
          <text:p text:style-name="P2">Geldeinwurf</text:p>
          <text:list>
            <text:list-item>
              <text:p text:style-name="P2">Signal an PI, wenn Geld eingeworfen</text:p>
            </text:list-item>
          </text:list>
        </text:list-item>
        <text:list-item>
          <text:p text:style-name="P2">Login</text:p>
          <text:list>
            <text:list-item>
              <text:p text:style-name="P2">Kundennummer an PI über serielle Schnittstelle</text:p>
            </text:list-item>
            <text:list-item>
              <text:p text:style-name="P2">PIN an PI über serielle Schnittstelle</text:p>
            </text:list-item>
          </text:list>
        </text:list-item>
        <text:list-item>
          <text:p text:style-name="P2">Schlüsselfreigabe</text:p>
          <text:list>
            <text:list-item>
              <text:p text:style-name="P2">PI über serielle Schnittstelle Schlüsselnumm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</meta:initial-creator>
    <meta:creation-date>2015-06-25T20:42:11.260736454</meta:creation-date>
    <dc:date>2015-06-25T21:02:17.807604490</dc:date>
    <dc:creator>Jonas </dc:creator>
    <meta:editing-duration>PT4M56S</meta:editing-duration>
    <meta:editing-cycles>1</meta:editing-cycles>
    <meta:document-statistic meta:table-count="0" meta:image-count="0" meta:object-count="0" meta:page-count="1" meta:paragraph-count="8" meta:word-count="35" meta:character-count="251" meta:non-whitespace-character-count="231"/>
    <meta:generator>LibreOffice/4.2.7.2$Linux_X86_64 LibreOffice_project/420m0$Build-2</meta:generator>
  </office:meta>
</office:document-meta>
</file>